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rm PO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Installation (remote/distirbuted mode)</text:p>
            <text:p text:style-name="P1">Programming API, bolts/spouts</text:p>
            <text:p text:style-name="P1">Metrics/Scheduler</text:p>
            <text:p text:style-name="P1">Mon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c </meta:initial-creator>
    <meta:creation-date>2013-05-10T14:06:02</meta:creation-date>
    <meta:editing-duration>P0D</meta:editing-duration>
    <meta:editing-cycles>2</meta:editing-cycles>
    <dc:date>2013-05-10T14:07:14</dc:date>
    <dc:creator>dc </dc:creator>
    <meta:document-statistic meta:object-count="25"/>
    <meta:generator>LibreOffice/4.0.3.3$Linux_X86_64 LibreOffice_project/0eaa50a932c8f2199a615e1eb30f7ac74279539</meta:generator>
  </office:meta>
</office:document-meta>
</file>